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linkify" style:family="text">
      <style:text-properties fo:font-weight="bold" style:font-weight-asian="bold"/>
    </style:style>
    <style:style style:name="T3" style:parent-style-name="selectable" style:family="text">
      <style:text-properties fo:font-style="italic" style:font-style-asian="italic" style:font-style-complex="italic"/>
    </style:style>
    <style:style style:name="T4" style:parent-style-name="selectable" style:family="text">
      <style:text-properties fo:font-style="italic" style:font-style-asian="italic" style:font-style-complex="italic"/>
    </style:style>
  </office:automatic-styles>
  <office:body>
    <office:text text:use-soft-page-breaks="true">
      <text:p text:style-name="P1">Researching about our female demographic, I was tasked finding out what kind of animal’s females were most attracted to.</text:p>
      <text:p text:style-name="Normal">According to Kelly Jones,<text:span text:style-name="linkify"><text:s/>"The trend through four nations [Australia, United States, Britain and Japan] is that women outnumber men as pet owners, and that pet ownership is overwhelmingly for companionship and affection. Roughly a third of pet owners perceive their pets as child-substitutes, and women are more likely to own baby-</text:span><text:span text:style-name="linkify">­like dogs, and engage in more pet</text:span><text:span text:style-name="linkify">­-related activity, when they are childless. These general facts support the hypothesis that sexual differences in psychology influence attitudes to pets, where women are more likely than men to use pets as companions and child substitutes." (Kelly, 2013).</text:span></text:p>
      <text:p text:style-name="Normal"><text:span text:style-name="linkify">Stian Alexander</text:span><text:span text:style-name="linkify"><text:s/>posts an article</text:span><text:span text:style-name="linkify"><text:s/>on a report done in the UK by<text:s/></text:span><text:span text:style-name="linkify">Jonathan Warren</text:span><text:span text:style-name="linkify"><text:s/>that backs my source that females would rather<text:s/></text:span><text:span text:style-name="linkify">prefer a</text:span><text:span text:style-name="linkify"><text:s/>dog over a pet cat. “</text:span><text:span text:style-name="linkify">Men today prefer cats as pets, while dogs are more popular among women, a survey of 1,685 pet</text:span><text:span text:style-name="linkify"><text:s/>owners in the UK has suggested</text:span><text:span text:style-name="linkify">”</text:span><text:span text:style-name="linkify"><text:s/>and “”</text:span><text:span text:style-name="linkify"><text:s/>(</text:span><text:span text:style-name="linkify">Stian</text:span><text:span text:style-name="linkify">, 2014).<text:s/></text:span></text:p>
      <text:p text:style-name="Normal"><text:span text:style-name="linkify">So</text:span><text:span text:style-name="linkify"><text:s/>logically</text:span><text:span text:style-name="linkify">, it would be preferable to create a chibi concept of a dog character as our<text:s/></text:span><text:span text:style-name="linkify">players,<text:s/></text:span><text:span text:style-name="linkify">playable avatar.</text:span><text:span text:style-name="linkify"><text:s/>As well as creating a pet cat as cats seem to be the second most popular<text:s/></text:span><text:span text:style-name="linkify">choice<text:s/></text:span><text:span text:style-name="linkify">among<text:s/></text:span><text:span text:style-name="linkify">both genders</text:span><text:span text:style-name="linkify">.</text:span></text:p>
      <text:p text:style-name="Normal"><text:span text:style-name="T2">References:</text:span></text:p>
      <text:p text:style-name="Normal"><text:span text:style-name="selectable">Alexander, S. (2014).<text:s/></text:span><text:span text:style-name="T3">Cats are really man's best friend</text:span><text:span text:style-name="selectable">. [online] Mail Online. Available at: http://www.dailymail.co.uk/news/article-2606478/Cats-really-mans-best-friend-Men-today-prefer-felines-women-sooner-dog.html [Accessed 31 Oct. 2017].</text:span></text:p>
      <text:p text:style-name="Normal"><text:span text:style-name="selectable">Jones, K. (2013).<text:s/></text:span><text:span text:style-name="T4">Sexual differences in psychology and pet ownership</text:span><text:span text:style-name="selectable">. [online] Naturalthinker. Available at: http://www.naturalthinker.net/psychology_pets.pdf [Accessed 31 Oct. 2017].</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nkify" style:display-name="linkify" style:family="text" style:parent-style-name="DefaultParagraphFont"/>
    <style:style style:name="selectable" style:display-name="selectabl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Xenis</meta:initial-creator>
    <dc:creator>Xenis</dc:creator>
    <meta:creation-date>2017-11-01T01:02:00Z</meta:creation-date>
    <dc:date>2017-11-01T01:28:00Z</dc:date>
    <meta:template xlink:href="Normal.dotm" xlink:type="simple"/>
    <meta:editing-cycles>4</meta:editing-cycles>
    <meta:editing-duration>PT1560S</meta:editing-duration>
    <meta:document-statistic meta:page-count="1" meta:paragraph-count="3" meta:word-count="254" meta:character-count="1699" meta:row-count="12" meta:non-whitespace-character-count="1448"/>
  </office:meta>
</office:document-meta>
</file>